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1875in" fo:margin-left="0in" table:align="left"/>
    </style:style>
    <style:style style:name="Style.A" style:family="table-column">
      <style:table-column-properties style:column-width="1.7313in"/>
    </style:style>
    <style:style style:name="Style.C" style:family="table-column">
      <style:table-column-properties style:column-width="1.9125in"/>
    </style:style>
    <style:style style:name="Style.D" style:family="table-column">
      <style:table-column-properties style:column-width="1.8125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estCases" style:family="table">
      <style:table-properties style:width="6.925in" table:align="margins" style:may-break-between-rows="false"/>
    </style:style>
    <style:style style:name="TestCases.A" style:family="table-column">
      <style:table-column-properties style:column-width="1.7313in" style:rel-column-width="16383*"/>
    </style:style>
    <style:style style:name="TestCases.D" style:family="table-column">
      <style:table-column-properties style:column-width="1.7313in" style:rel-column-width="16386*"/>
    </style:style>
    <style:style style:name="TestCase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estCases.D1" style:family="table-cell">
      <style:table-cell-properties fo:padding="0.0201in" fo:border="0.05pt solid #000000" style:writing-mode="page"/>
    </style:style>
    <style:style style:name="TestCas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estCase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1d65df" style:font-size-asian="14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officeooo:rsid="00229abe" officeooo:paragraph-rsid="00229abe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officeooo:rsid="00229abe" officeooo:paragraph-rsid="00229abe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12pt" officeooo:rsid="00239962" officeooo:paragraph-rsid="00239962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2pt" officeooo:rsid="00239962" officeooo:paragraph-rsid="00239962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229abe" officeooo:paragraph-rsid="00229abe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229abe" officeooo:paragraph-rsid="0023996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officeooo:rsid="00229abe" officeooo:paragraph-rsid="00229abe"/>
    </style:style>
    <style:style style:name="P17" style:family="paragraph" style:parent-style-name="Table_20_Contents">
      <style:paragraph-properties fo:text-align="start" style:justify-single-word="false"/>
      <style:text-properties officeooo:paragraph-rsid="001d65df"/>
    </style:style>
    <style:style style:name="P18" style:family="paragraph" style:parent-style-name="Table_20_Contents">
      <style:paragraph-properties fo:text-align="start" style:justify-single-word="false"/>
      <style:text-properties officeooo:paragraph-rsid="00229abe"/>
    </style:style>
    <style:style style:name="P19" style:family="paragraph" style:parent-style-name="Table_20_Contents">
      <style:paragraph-properties fo:text-align="start" style:justify-single-word="false"/>
      <style:text-properties officeooo:paragraph-rsid="00239962"/>
    </style:style>
    <style:style style:name="P20" style:family="paragraph" style:parent-style-name="Table_20_Contents">
      <style:paragraph-properties fo:text-align="start" style:justify-single-word="false"/>
      <style:text-properties officeooo:rsid="00239962" officeooo:paragraph-rsid="00239962"/>
    </style:style>
    <style:style style:name="P21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  <style:style style:name="P22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style:font-name="Liberation Sans" fo:font-size="16pt" officeooo:rsid="001bb746" officeooo:paragraph-rsid="001bb746" style:font-size-asian="14pt" style:font-size-complex="16pt"/>
    </style:style>
    <style:style style:name="T1" style:family="text">
      <style:text-properties officeooo:rsid="00229abe"/>
    </style:style>
    <style:style style:name="T2" style:family="text">
      <style:text-properties style:font-name="Liberation Sans" fo:font-size="12pt" officeooo:rsid="001d65df" style:font-size-asian="12pt" style:font-size-complex="12pt"/>
    </style:style>
    <style:style style:name="T3" style:family="text">
      <style:text-properties style:font-name="Liberation Sans" fo:font-size="12pt" officeooo:rsid="00229abe" style:font-size-asian="12pt" style:font-size-complex="12pt"/>
    </style:style>
    <style:style style:name="T4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Liberation Sans" fo:font-size="12pt" fo:font-weight="bold" officeooo:rsid="00229abe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bold" officeooo:rsid="00244d4d" style:font-size-asian="12pt" style:font-weight-asian="bold" style:font-size-complex="12pt" style:font-weight-complex="bold"/>
    </style:style>
    <style:style style:name="T7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229abe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239962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244d4d" style:font-size-asian="12pt" style:font-weight-asian="normal" style:font-size-complex="12pt" style:font-weight-complex="normal"/>
    </style:style>
    <style:style style:name="T11" style:family="text">
      <style:text-properties officeooo:rsid="0016f69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6f69b" style:font-weight-asian="normal" style:font-weight-complex="normal"/>
    </style:style>
    <style:style style:name="T14" style:family="text">
      <style:text-properties fo:font-weight="normal" officeooo:rsid="00239962" style:font-weight-asian="normal" style:font-weight-complex="normal"/>
    </style:style>
    <style:style style:name="T15" style:family="text">
      <style:text-properties fo:font-weight="normal" officeooo:rsid="00244d4d" style:font-weight-asian="normal" style:font-weight-complex="normal"/>
    </style:style>
    <style:style style:name="T16" style:family="text">
      <style:text-properties officeooo:rsid="00239962"/>
    </style:style>
    <style:style style:name="T17" style:family="text">
      <style:text-properties officeooo:rsid="00244d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<text:span text:style-name="T16">1</text:span></text:p>
      <text:p text:style-name="P1"/>
      <text:p text:style-name="P3">Style: 20 points</text:p>
      <text:p text:style-name="P3"/>
      <table:table table:name="Style" table:style-name="Style">
        <table:table-column table:style-name="Style.A" table:number-columns-repeated="2"/>
        <table:table-column table:style-name="Style.C"/>
        <table:table-column table:style-name="Style.D"/>
        <table:table-row>
          <table:table-cell table:style-name="Style.A1" office:value-type="string">
            <text:p text:style-name="P21">Item</text:p>
          </table:table-cell>
          <table:table-cell table:style-name="Style.A1" office:value-type="string">
            <text:p text:style-name="P21">Notes</text:p>
          </table:table-cell>
          <table:table-cell table:style-name="Style.A1" office:value-type="string">
            <text:p text:style-name="P21">Points Possible</text:p>
          </table:table-cell>
          <table:table-cell table:style-name="Style.D1" office:value-type="string">
            <text:p text:style-name="P21">Points Earned</text:p>
          </table:table-cell>
        </table:table-row>
        <table:table-row>
          <table:table-cell table:style-name="Style.A2" office:value-type="string">
            <text:p text:style-name="P7">Correct file nam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10">4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7">Author name in fil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10">4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7">Date in fil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10">4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17"><text:span text:style-name="T2">No changes </text:span><text:span text:style-name="T3">other than as directed</text:span>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10">4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16">Consistent indenting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10">4</text:p>
          </table:table-cell>
          <table:table-cell table:style-name="Style.D2" office:value-type="string">
            <text:p text:style-name="P6"/>
          </table:table-cell>
        </table:table-row>
      </table:table>
      <text:p text:style-name="P3"/>
      <text:p text:style-name="P3"/>
      <text:p text:style-name="P23">Test Cases: 40 points</text:p>
      <text:p text:style-name="P3"/>
      <table:table table:name="TestCases" table:style-name="TestCases">
        <table:table-column table:style-name="TestCases.A" table:number-columns-repeated="3"/>
        <table:table-column table:style-name="TestCases.D"/>
        <table:table-row>
          <table:table-cell table:style-name="TestCases.A1" office:value-type="string">
            <text:p text:style-name="P22">Input</text:p>
          </table:table-cell>
          <table:table-cell table:style-name="TestCases.A1" office:value-type="string">
            <text:p text:style-name="P22">Expected Output</text:p>
          </table:table-cell>
          <table:table-cell table:style-name="TestCases.A1" office:value-type="string">
            <text:p text:style-name="P21">Points Possible</text:p>
          </table:table-cell>
          <table:table-cell table:style-name="TestCases.D1" office:value-type="string">
            <text:p text:style-name="P21">Points Earned</text:p>
          </table:table-cell>
        </table:table-row>
        <table:table-row>
          <table:table-cell table:style-name="TestCases.A2" office:value-type="string">
            <text:p text:style-name="P11">Gentry</text:p>
            <text:p text:style-name="P11">A</text:p>
            <text:p text:style-name="P11">1984</text:p>
            <text:p text:style-name="P11">F</text:p>
            <text:p text:style-name="P11">1234</text:p>
          </table:table-cell>
          <table:table-cell table:style-name="TestCases.A2" office:value-type="string">
            <text:p text:style-name="P14"><text:span text:style-name="T17">c</text:span>out: <text:span text:style-name="T13">7-3218 </text:span><text:span text:style-name="T15">7 3</text:span></text:p>
            <text:p text:style-name="P14"><text:span text:style-name="T11">f</text:span>ile:<text:span text:style-name="T12"> Gentry, A, 1984, F, 1234</text:span></text:p>
          </table:table-cell>
          <table:table-cell table:style-name="TestCases.A2" office:value-type="string">
            <text:p text:style-name="P8"><text:span text:style-name="T1">1</text:span>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11">Bob</text:p>
            <text:p text:style-name="P11">J</text:p>
            <text:p text:style-name="P11">1996</text:p>
            <text:p text:style-name="P11">S</text:p>
            <text:p text:style-name="P11">4321</text:p>
          </table:table-cell>
          <table:table-cell table:style-name="TestCases.A2" office:value-type="string">
            <text:p text:style-name="P18"><text:span text:style-name="T6">c</text:span><text:span text:style-name="T5">out: </text:span><text:span text:style-name="T8">29-2306 </text:span><text:span text:style-name="T10">2 2</text:span></text:p>
            <text:p text:style-name="P14"><text:span text:style-name="T11">f</text:span>ile:<text:span text:style-name="T12"> Bob, J, 1996, S, 4321</text:span></text:p>
          </table:table-cell>
          <table:table-cell table:style-name="TestCases.A2" office:value-type="string">
            <text:p text:style-name="P10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11">****</text:p>
            <text:p text:style-name="P12">S</text:p>
            <text:p text:style-name="P12">2021</text:p>
            <text:p text:style-name="P12">F</text:p>
            <text:p text:style-name="P12">9876</text:p>
          </table:table-cell>
          <table:table-cell table:style-name="TestCases.A2" office:value-type="string">
            <text:p text:style-name="P19"><text:span text:style-name="T6">c</text:span><text:span text:style-name="T5">out: </text:span><text:span text:style-name="T8">2</text:span><text:span text:style-name="T9">5-2538 </text:span><text:span text:style-name="T10">2 2</text:span></text:p>
            <text:p text:style-name="P15"><text:span text:style-name="T11">f</text:span><text:span text:style-name="T16">ile</text:span><text:span text:style-name="T9">:</text:span><text:span text:style-name="T14"> ****, S, 2021, F, 9876</text:span></text:p>
          </table:table-cell>
          <table:table-cell table:style-name="TestCases.A2" office:value-type="string">
            <text:p text:style-name="P13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12">1111</text:p>
            <text:p text:style-name="P12">1</text:p>
            <text:p text:style-name="P12">1111</text:p>
            <text:p text:style-name="P12">S</text:p>
            <text:p text:style-name="P12">1111</text:p>
          </table:table-cell>
          <table:table-cell table:style-name="TestCases.A2" office:value-type="string">
            <text:p text:style-name="P19"><text:span text:style-name="T6">c</text:span><text:span text:style-name="T5">out: </text:span><text:span text:style-name="T9">4-2222 </text:span><text:span text:style-name="T10">4 2</text:span></text:p>
            <text:p text:style-name="P20"><text:span text:style-name="T4">file</text:span><text:span text:style-name="T7">: 1111, 1, 1111, S, 1111</text:span></text:p>
          </table:table-cell>
          <table:table-cell table:style-name="TestCases.A2" office:value-type="string">
            <text:p text:style-name="P13">10</text:p>
          </table:table-cell>
          <table:table-cell table:style-name="TestCases.D2" office:value-type="string">
            <text:p text:style-name="P9"/>
          </table:table-cell>
        </table:table-row>
      </table:table>
      <text:p text:style-name="P3"/>
      <text:p text:style-name="P4">Total: ____/6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09-06T09:51:37.621074021</dc:date>
    <meta:editing-duration>PT1H41M52S</meta:editing-duration>
    <meta:editing-cycles>6</meta:editing-cycles>
    <meta:generator>LibreOffice/6.4.5.2$Linux_X86_64 LibreOffice_project/40$Build-2</meta:generator>
    <meta:document-statistic meta:table-count="2" meta:image-count="0" meta:object-count="0" meta:page-count="2" meta:paragraph-count="57" meta:word-count="116" meta:character-count="521" meta:non-whitespace-character-count="462"/>
  </office:meta>
</office:document-meta>
</file>